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FB0000012AAE05B9BD17712461.eps" manifest:media-type="image/x-eps"/>
  <manifest:file-entry manifest:full-path="Pictures/20000002000000D0000001583D5E4395FF9719DE.eps" manifest:media-type="image/x-eps"/>
  <manifest:file-entry manifest:full-path="Pictures/10000201000003C8000002F4786872DABAB880C1.png" manifest:media-type="image/png"/>
  <manifest:file-entry manifest:full-path="Pictures/10000200000003F90000018DF3922426DBBFD846.png" manifest:media-type="image/png"/>
  <manifest:file-entry manifest:full-path="Pictures/1000020000000115000001CB70ACF556CFF6CE4F.png" manifest:media-type="image/png"/>
  <manifest:file-entry manifest:full-path="Pictures/1000020100000423000002FBF0AFB5227B6A29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5.611cm" svg:height="20.002cm" svg:x="1.313cm" svg:y="1.334cm">
          <draw:image xlink:href="Pictures/10000201000003C8000002F4786872DABAB880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draw:frame draw:style-name="gr1" draw:text-style-name="P1" draw:layer="layout" svg:width="22.086cm" svg:height="15.913cm" svg:x="2.552cm" svg:y="4.343cm">
          <draw:image xlink:href="Pictures/1000020100000423000002FBF0AFB5227B6A2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-4.064cm" svg:y="5.384cm" presentation:class="title" presentation:user-transformed="true">
          <draw:text-box>
            <text:p>Figure 3</text:p>
          </draw:text-box>
        </draw:frame>
        <draw:frame draw:style-name="gr3" draw:text-style-name="P3" draw:layer="layout" svg:width="10.411cm" svg:height="17.219cm" svg:x="13.716cm" svg:y="2.286cm">
          <draw:image xlink:href="Pictures/20000002000000D0000001583D5E4395FF9719DE.eps" xlink:type="simple" xlink:show="embed" xlink:actuate="onLoad">
            <text:p/>
          </draw:image>
          <draw:image xlink:href="Pictures/1000020000000115000001CB70ACF556CFF6CE4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3" draw:text-style-name="P3" draw:layer="layout" svg:width="26.916cm" svg:height="10.512cm" svg:x="0.696cm" svg:y="4.563cm">
          <draw:image xlink:href="Pictures/20000002000002FB0000012AAE05B9BD17712461.eps" xlink:type="simple" xlink:show="embed" xlink:actuate="onLoad">
            <text:p/>
          </draw:image>
          <draw:image xlink:href="Pictures/10000200000003F90000018DF3922426DBBFD84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0-22T11:42:48.017804855</dc:date>
    <meta:editing-duration>P1DT10H48M13S</meta:editing-duration>
    <meta:editing-cycles>20</meta:editing-cycles>
    <meta:generator>LibreOffice/6.0.6.2$Linux_X86_64 LibreOffice_project/00m0$Build-2</meta:generator>
    <meta:document-statistic meta:object-count="37"/>
  </office:meta>
</office:document-meta>
</file>